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556" officeooo:paragraph-rsid="000e1556"/>
    </style:style>
    <style:style style:name="P2" style:family="paragraph" style:parent-style-name="Standard">
      <style:paragraph-properties fo:text-align="justify" style:justify-single-word="false"/>
      <style:text-properties officeooo:rsid="000e1556" officeooo:paragraph-rsid="000e1556"/>
    </style:style>
    <style:style style:name="P3" style:family="paragraph" style:parent-style-name="Standard">
      <style:paragraph-properties fo:text-align="justify" style:justify-single-word="false"/>
      <style:text-properties officeooo:rsid="000e1556" officeooo:paragraph-rsid="00117b42"/>
    </style:style>
    <style:style style:name="P4" style:family="paragraph" style:parent-style-name="Standard">
      <style:text-properties fo:font-size="18pt" officeooo:rsid="000e1556" officeooo:paragraph-rsid="000e1556" style:font-size-asian="18pt" style:font-size-complex="18pt"/>
    </style:style>
    <style:style style:name="P5" style:family="paragraph" style:parent-style-name="Standard">
      <style:text-properties fo:font-size="18pt" officeooo:rsid="000e1556" officeooo:paragraph-rsid="0015a90e" style:font-size-asian="18pt" style:font-size-complex="18pt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1556" officeooo:paragraph-rsid="000e155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1556" officeooo:paragraph-rsid="00117b4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1556" officeooo:paragraph-rsid="00202d7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29850" officeooo:paragraph-rsid="0022985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ff" style:text-underline-style="none" fo:font-weight="normal" officeooo:rsid="00117b42" officeooo:paragraph-rsid="00117b4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officeooo:rsid="0013e606" officeooo:paragraph-rsid="0013e606" style:font-size-asian="14pt" style:font-size-complex="14pt"/>
    </style:style>
    <style:style style:name="P12" style:family="paragraph" style:parent-style-name="Standard">
      <style:text-properties style:font-name="Liberation Sans" fo:font-size="14pt" officeooo:rsid="000e1556" officeooo:paragraph-rsid="000e1556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officeooo:rsid="001cca3e" officeooo:paragraph-rsid="001cca3e" style:font-size-asian="14pt" style:font-size-complex="14pt"/>
    </style:style>
    <style:style style:name="P14" style:family="paragraph" style:parent-style-name="Standard">
      <style:text-properties style:font-name="Liberation Sans" fo:font-size="14pt" officeooo:rsid="00204c75" officeooo:paragraph-rsid="00204c75" style:font-size-asian="14pt" style:font-size-complex="14pt"/>
    </style:style>
    <style:style style:name="P15" style:family="paragraph" style:parent-style-name="Standard">
      <style:text-properties style:font-name="Liberation Sans" fo:font-size="14pt" fo:font-style="italic" officeooo:rsid="001de545" officeooo:paragraph-rsid="001de545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style="italic" officeooo:rsid="001de545" officeooo:paragraph-rsid="001de545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justify" style:justify-single-word="false"/>
      <style:text-properties officeooo:rsid="00229850" officeooo:paragraph-rsid="00229850"/>
    </style:style>
    <style:style style:name="P18" style:family="paragraph" style:parent-style-name="Standard">
      <style:paragraph-properties fo:text-align="justify" style:justify-single-word="false"/>
      <style:text-properties officeooo:rsid="00269bca" officeooo:paragraph-rsid="00269bca"/>
    </style:style>
    <style:style style:name="P19" style:family="paragraph" style:parent-style-name="Standard">
      <style:paragraph-properties fo:text-align="justify" style:justify-single-word="false"/>
      <style:text-properties officeooo:rsid="00271dc4" officeooo:paragraph-rsid="00271dc4"/>
    </style:style>
    <style:style style:name="P20" style:family="paragraph" style:parent-style-name="Standard">
      <style:paragraph-properties fo:text-align="justify" style:justify-single-word="false"/>
      <style:text-properties officeooo:rsid="0028c096" officeooo:paragraph-rsid="0028c096"/>
    </style:style>
    <style:style style:name="P21" style:family="paragraph" style:parent-style-name="Standard">
      <style:text-properties officeooo:rsid="002e2453" officeooo:paragraph-rsid="002e2453"/>
    </style:style>
    <style:style style:name="P22" style:family="paragraph" style:parent-style-name="Standard">
      <style:text-properties officeooo:rsid="0031a8f5" officeooo:paragraph-rsid="0031a8f5"/>
    </style:style>
    <style:style style:name="P23" style:family="paragraph" style:parent-style-name="Standard">
      <style:text-properties officeooo:rsid="00338ff2" officeooo:paragraph-rsid="00338ff2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229850" officeooo:paragraph-rsid="00229850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269bca" officeooo:paragraph-rsid="00269bca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ff" style:text-underline-style="none" fo:font-weight="normal" officeooo:rsid="00117b42" officeooo:paragraph-rsid="00117b42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ff" style:text-underline-style="none" fo:font-weight="normal" officeooo:rsid="00117b42" officeooo:paragraph-rsid="0015a90e" style:font-weight-asian="normal" style:font-weight-complex="normal"/>
    </style:style>
    <style:style style:name="P28" style:family="paragraph" style:parent-style-name="Standard" style:list-style-name="L1">
      <style:text-properties fo:color="#0000ff" style:text-underline-style="none" fo:font-weight="normal" officeooo:rsid="00117b42" officeooo:paragraph-rsid="00117b42" style:font-weight-asian="normal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ff" style:text-underline-style="none" fo:font-weight="normal" officeooo:rsid="0015a90e" officeooo:paragraph-rsid="0015a90e" style:font-weight-asian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Liberation Sans" fo:font-size="14pt" officeooo:rsid="001cca3e" officeooo:paragraph-rsid="001cca3e" style:font-size-asian="14pt" style:font-size-complex="14pt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229850" officeooo:paragraph-rsid="00236901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229850" officeooo:paragraph-rsid="00229850"/>
    </style:style>
    <style:style style:name="P33" style:family="paragraph" style:parent-style-name="Standard" style:list-style-name="L3">
      <style:paragraph-properties fo:text-align="justify" style:justify-single-word="false"/>
      <style:text-properties officeooo:rsid="00236901" officeooo:paragraph-rsid="00236901"/>
    </style:style>
    <style:style style:name="P34" style:family="paragraph" style:parent-style-name="Standard" style:list-style-name="L3">
      <style:paragraph-properties fo:text-align="justify" style:justify-single-word="false"/>
      <style:text-properties officeooo:rsid="00271dc4" officeooo:paragraph-rsid="00271dc4"/>
    </style:style>
    <style:style style:name="P35" style:family="paragraph" style:parent-style-name="Standard" style:list-style-name="L4">
      <style:paragraph-properties fo:text-align="justify" style:justify-single-word="false"/>
      <style:text-properties officeooo:rsid="002e2453" officeooo:paragraph-rsid="002e7bef"/>
    </style:style>
    <style:style style:name="P36" style:family="paragraph" style:parent-style-name="Standard" style:list-style-name="L4">
      <style:text-properties officeooo:rsid="002fbaa0" officeooo:paragraph-rsid="002fbaa0"/>
    </style:style>
    <style:style style:name="P37" style:family="paragraph" style:parent-style-name="Standard" style:list-style-name="L4">
      <style:text-properties officeooo:rsid="0031a8f5" officeooo:paragraph-rsid="0031a8f5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b42" style:font-weight-asian="bold" style:font-weight-complex="bold"/>
    </style:style>
    <style:style style:name="T3" style:family="text">
      <style:text-properties fo:font-weight="bold" officeooo:rsid="0015a90e" style:font-weight-asian="bold" style:font-weight-complex="bold"/>
    </style:style>
    <style:style style:name="T4" style:family="text">
      <style:text-properties fo:font-weight="bold" officeooo:rsid="00236901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officeooo:rsid="00117b42"/>
    </style:style>
    <style:style style:name="T7" style:family="text">
      <style:text-properties officeooo:rsid="0013751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5a90e"/>
    </style:style>
    <style:style style:name="T11" style:family="text">
      <style:text-properties officeooo:rsid="001a179e"/>
    </style:style>
    <style:style style:name="T12" style:family="text">
      <style:text-properties fo:font-size="10pt" fo:font-style="italic" officeooo:rsid="0015a90e" style:font-size-asian="10pt" style:font-style-asian="italic" style:font-size-complex="10pt" style:font-style-complex="italic"/>
    </style:style>
    <style:style style:name="T13" style:family="text">
      <style:text-properties fo:font-size="12pt" fo:font-style="italic" officeooo:rsid="001a179e" style:font-size-asian="12pt" style:font-style-asian="italic" style:font-size-complex="12pt" style:font-style-complex="italic"/>
    </style:style>
    <style:style style:name="T14" style:family="text">
      <style:text-properties officeooo:rsid="001c3d5c"/>
    </style:style>
    <style:style style:name="T15" style:family="text">
      <style:text-properties officeooo:rsid="001c8d49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officeooo:rsid="00202d71" style:font-size-asian="26pt" style:font-size-complex="26pt"/>
    </style:style>
    <style:style style:name="T18" style:family="text">
      <style:text-properties officeooo:rsid="00223a92"/>
    </style:style>
    <style:style style:name="T19" style:family="text">
      <style:text-properties officeooo:rsid="00236901"/>
    </style:style>
    <style:style style:name="T20" style:family="text">
      <style:text-properties officeooo:rsid="0026fafe"/>
    </style:style>
    <style:style style:name="T21" style:family="text">
      <style:text-properties officeooo:rsid="00271dc4"/>
    </style:style>
    <style:style style:name="T22" style:family="text">
      <style:text-properties officeooo:rsid="002ccf82"/>
    </style:style>
    <style:style style:name="T23" style:family="text">
      <style:text-properties officeooo:rsid="002e7bef"/>
    </style:style>
    <style:style style:name="T24" style:family="text">
      <style:text-properties officeooo:rsid="0031a8f5"/>
    </style:style>
    <style:style style:name="T25" style:family="text">
      <style:text-properties officeooo:rsid="003514af"/>
    </style:style>
    <style:style style:name="T26" style:family="text">
      <style:text-properties fo:font-size="12pt"/>
    </style:style>
    <style:style style:name="T27" style:family="text">
      <style:text-properties fo:color="#ce181e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464cm" fo:min-width="1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413cm" fo:min-width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DA1 <text:span text:style-name="T22">2019/2020 <text:s text:c="11"/></text:span>TP <text:span text:style-name="T10">10 : <text:s text:c="6"/></text:span><text:span text:style-name="T12">dit TP « TOP OFFICE »</text:span></text:p>
      <text:p text:style-name="P4">Lecture / Ecriture de fichiers txt</text:p>
      <text:p text:style-name="P5">Gestion de commandes /Production de factures /Gestion de Stock <text:span text:style-name="T13">dans une entreprise de fournitures en papeterie</text:span><text:span text:style-name="T11">.</text:span></text:p>
      <text:p text:style-name="P4"/>
      <text:p text:style-name="P4"/>
      <text:p text:style-name="P10">Vous disposez des fichiers suivants :</text:p>
      <text:list xml:id="list598832767" text:style-name="L1">
        <text:list-item>
          <text:p text:style-name="P26"><text:span text:style-name="T1">produits.txt</text:span> (ensemble des produits vendus par une entreprise (avec  <text:span text:style-name="T10">sur chaque ligne </text:span>: <text:span text:style-name="T5">reference libelle prix_unitaire</text:span>). <text:span text:style-name="T10">Le nombre de lignes de ce fichier est supposé inconnu et variable de jour en jour. Sur chaque ligne, le séparateur de champ est l’espace.</text:span></text:p>
        </text:list-item>
        <text:list-item>
          <text:p text:style-name="P27"><text:span text:style-name="T1">./commandes/commandeXXXX.txt</text:span> (toutes les commandes de <text:span text:style-name="T10">nos</text:span> clients <text:span text:style-name="T10">arrivent</text:span> dans ce répertoire<text:span text:style-name="T10">(en provenance d’un autre logiciel) </text:span>). <text:span text:style-name="T10">XXXX sera donc compris entre 0001 et 9999. Nous n’avons pas à gérer ce répertoire (ni le nettoyer ni l’organiser). Nous avons juste à lire les nouvelles commandes qui arrivent chaque jour.</text:span></text:p>
          <text:p text:style-name="P27"><text:s/></text:p>
        </text:list-item>
        <text:list-item>
          <text:p text:style-name="P27"><text:span text:style-name="T3">numN</text:span><text:span text:style-name="T1">extFact </text:span>: fichier contenant un int indiquant le numéro de la prochaine commande à traiter. <text:span text:style-name="T10">Si durant une journée de travail, les commandes de 0001 à 0123 ont été traitées par notre application, alors ce fichier </text:span><text:span text:style-name="T3">numN</text:span><text:span text:style-name="T1">extFact </text:span><text:span text:style-name="T10">contiendra l’entier 124 (indiquant l’indice du premier fichier de commande devant être lu le lendemain). Au départ, </text:span><text:span text:style-name="T3">numN</text:span><text:span text:style-name="T1">extFact </text:span><text:span text:style-name="T10">contient 1.</text:span></text:p>
          <text:p text:style-name="P27"/>
          <text:p text:style-name="P29"><text:s/></text:p>
        </text:list-item>
        <text:list-item>
          <text:p text:style-name="P26"><text:span text:style-name="T1">prod.h</text:span> : structure de données utilisable durant ce TP <text:span text:style-name="T10">(définition de la structure </text:span><text:span text:style-name="T3">T_Produit</text:span><text:span text:style-name="T10">)</text:span></text:p>
          <text:p text:style-name="P26"/>
        </text:list-item>
        <text:list-item>
          <text:p text:style-name="P26"><text:span text:style-name="T1">main.c</text:span> : fichier principal contenant le code présenté en TD – fichier à compléter durant ce TP</text:p>
          <text:p text:style-name="P28"/>
        </text:list-item>
      </text:list>
      <text:p text:style-name="P7"/>
      <text:p text:style-name="P7"><text:span text:style-name="T16">Partie 1:</text:span> Sans gestion de stock (le fichier stock.txt ne sera pas utilisé dans cette partie)</text:p>
      <text:p text:style-name="P6"/>
      <text:p text:style-name="P2">Complétez le programme main.c afin de lire chaque commande présente dans le répertoire <text:span text:style-name="T5">./commandes</text:span>.</text:p>
      <text:p text:style-name="P2">Chaque commande nommée <text:span text:style-name="T1">commandeXXXX.txt</text:span> engendrera <text:span text:style-name="T11">un fichier de </text:span>facture nommée <text:span text:style-name="T1">factureXXXX.txt</text:span> qui sera placée dans le répertoire <text:span text:style-name="T5">./factures</text:span>.</text:p>
      <text:p text:style-name="P1"/>
      <text:p text:style-name="P1">Par exemple , l<text:span text:style-name="T7">e fichier </text:span><text:span text:style-name="T1">facture0001.txt</text:span> pourrait ressembler à <text:span text:style-name="T11">(lisez commandes0001.txt pour comprendre) </text:span>:</text:p>
      <text:p text:style-name="P1"/>
      <text:p text:style-name="P1"><draw:frame text:anchor-type="paragraph" draw:z-index="0" draw:name="Forme1" draw:style-name="gr1" draw:text-style-name="P39" svg:width="9.434cm" svg:height="4.049cm" svg:x="6.673cm" svg:y="0.21cm"><draw:text-box><text:p>Client : DUPONT</text:p><text:p>10 crayon  (PU=1.20€) :: 12.00€</text:p><text:p>25 agrafeuse (PU=5.60€) :: 140.00€ <text:s/></text:p><text:p text:style-name="P38">35 ramette_feuillesA4 (PU=9.90) :: 346.50€</text:p><text:p text:style-name="P38">60 boite_100enveloppes11*21 (PU=8.70€) :: 522.00€</text:p><text:p text:style-name="P38">50 boite_100enveloppes30*21 (PU=14.70€) :: 735.00€</text:p><text:p text:style-name="P38"/><text:p text:style-name="P38"><text:tab/><text:tab/><text:tab/>TOTAL = 1755,50€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Forme2" draw:style-name="gr2" draw:text-style-name="P40" svg:width="4.631cm" svg:height="0.597cm" svg:x="9.73cm" svg:y="0.568cm"><draw:text-box><text:p><text:span text:style-name="T1">Figure 1</text:span></text:p></draw:text-box></draw:frame></text:p>
      <text:p text:style-name="P1"><text:soft-page-break/></text:p>
      <text:p text:style-name="P1"/>
      <text:p text:style-name="P11">Vous écrirez/<text:span text:style-name="T14">compléterez</text:span> la fonction <text:span text:style-name="T9">lireCommande</text:span> (voir ligne <text:span text:style-name="T14">9</text:span>7) qui fera la lecture d’u<text:span text:style-name="T15">n</text:span> fichier de commande pour produire la facture demandée. Durant ce travail , le fichier <text:span text:style-name="T1">produits.txt</text:span> sera parcouru pour trouver l<text:span text:style-name="T15">e libellé de l</text:span>’article <text:span text:style-name="T15">et </text:span>son prix.</text:p>
      <text:p text:style-name="P13"/>
      <text:p text:style-name="P13">Procédez par étape : </text:p>
      <text:list xml:id="list3664003273" text:style-name="L2">
        <text:list-item>
          <text:p text:style-name="P30"><text:span text:style-name="T9">Etape 1 :</text:span> pour chaque commande lue, commencez par écrire la facture à l’écran (voir le printf de la fonction lireCommande).</text:p>
        </text:list-item>
        <text:list-item>
          <text:p text:style-name="P30"><text:span text:style-name="T9">Etape 2 :</text:span> lorsque toutes factures écrites à l’écran sont justes, modifiez votre code pour que ces factures soient désormais écrites chacune dans un fichier correctement nommé. Servez vous pour cela de la fonction <text:span text:style-name="T1">ecrireFichierTXT</text:span>.</text:p>
        </text:list-item>
      </text:list>
      <text:p text:style-name="P11"/>
      <text:p text:style-name="P12"/>
      <text:p text:style-name="P16">Remarque : lorsque les commandes ont été lues et traitées, le fichier numNextFact est nis à jour. Il contiendra désormais le numéro de la prochaine facture par laquelle il faudra commencer à la prochaine exécution de votre programme.</text:p>
      <text:p text:style-name="P16">Pour remettre 1 dans ce fichier numNextFact, utilisez le code en commentaire au début du main.</text:p>
      <text:p text:style-name="P15"/>
      <text:p text:style-name="P14">Pour savoir si votre programme « marche » bien : à la fin d’une exécution, ajouter à la main un nouve<text:span text:style-name="T18">au fichier de </text:span><text:s/>commande dans le répertoire des commandes <text:span text:style-name="T18">(en respectant la numérotation XXXX et le format d’une commande)</text:span>. Relancez votre exécutable. La nouvelle facture doit être créée.</text:p>
      <text:p text:style-name="P14"/>
      <text:p text:style-name="P12"/>
      <text:p text:style-name="P8"><text:span text:style-name="T16">Partie </text:span><text:span text:style-name="T17">2</text:span><text:span text:style-name="T16">:</text:span><text:span text:style-name="T6">Avec </text:span>gestion de stock (le fichier stock.txt sera utilisé dans cette partie)</text:p>
      <text:p text:style-name="P7"/>
      <text:p text:style-name="P9">Jusqu’à maintenant, le stock restait stable et inchangé.</text:p>
      <text:p text:style-name="P9"/>
      <text:p text:style-name="P3">Complétez <text:span text:style-name="T6">votre </text:span>programme <text:span text:style-name="T1">main.c</text:span> <text:span text:style-name="T6">de la partie 1 </text:span>afin de <text:span text:style-name="T6">modifier le fichier </text:span><text:span text:style-name="T2">stock.txt</text:span><text:span text:style-name="T6"> au fur et <text:s/>à mesure du traitement des commandes. Lorsque qu’un produit est en rupture de stock, un fichier </text:span><text:span text:style-name="T2">alertes.txt</text:span><text:span text:style-name="T6"> sera créé et contiendra toutes les références des produits indisponibles (à réapprovisionner). </text:span></text:p>
      <text:p text:style-name="P3"/>
      <text:p text:style-name="P17">Comment faire ? </text:p>
      <text:p text:style-name="P24"/>
      <text:p text:style-name="P17"/>
      <text:list xml:id="list3621975158" text:style-name="L3">
        <text:list-item>
          <text:p text:style-name="P31"><text:span text:style-name="T8">Approche la plus simple :</text:span> créer un fichier <text:span text:style-name="T1">stockbis.txt </text:span>lors de la recherche d’une référence dans <text:span text:style-name="T1">stock.txt</text:span>. </text:p>
          <text:p text:style-name="P31"><text:span text:style-name="T19">On va parcourir tout le fichiers </text:span><text:span text:style-name="T4">stock.txt</text:span><text:span text:style-name="T19"> et écrire chacune de ses lignes dans l’autre fichier nommé </text:span><text:span text:style-name="T4">stockbis.txt</text:span><text:span text:style-name="T19">. Seule la ligne de la référence recherchée sera modifiée.</text:span></text:p>
          <text:p text:style-name="P33">Exemple : ici on cherchait la référence 132658974 pour une commande de 50 articles</text:p>
        </text:list-item>
      </text:list>
      <text:p text:style-name="P17"><draw:frame text:anchor-type="paragraph" draw:z-index="2" draw:name="Forme3" draw:style-name="gr3" draw:text-style-name="P39" svg:width="3.982cm" svg:height="3.587cm" svg:x="1.118cm" svg:y="0.459cm"><draw:text-box><text:p><text:span text:style-name="T26">123548796 </text:span><text:span text:style-name="T26">100</text:span></text:p><text:p><text:span text:style-name="T26">132547896 </text:span><text:span text:style-name="T26">1000</text:span></text:p><text:p><text:span text:style-name="T27">132658974 </text:span><text:span text:style-name="T27">500</text:span></text:p><text:p><text:span text:style-name="T26">132569874 </text:span><text:span text:style-name="T26">850</text:span></text:p><text:p><text:span text:style-name="T26"/></text:p></draw:text-box></draw:frame><draw:frame text:anchor-type="paragraph" draw:z-index="4" draw:name="Forme3" draw:style-name="gr3" draw:text-style-name="P39" svg:width="3.982cm" svg:height="3.587cm" svg:x="8.5cm" svg:y="0.321cm"><draw:text-box><text:p><text:span text:style-name="T26">123548796 </text:span><text:span text:style-name="T26">100</text:span></text:p><text:p><text:span text:style-name="T26">132547896 </text:span><text:span text:style-name="T26">1000</text:span></text:p><text:p><text:span text:style-name="T27">132658974 </text:span><text:span text:style-name="T27">450</text:span></text:p><text:p><text:span text:style-name="T26">132569874 </text:span><text:span text:style-name="T26">850</text:span></text:p><text:p><text:span text:style-name="T26"/></text:p></draw:text-box></draw:frame></text:p>
      <text:p text:style-name="P17"/>
      <text:p text:style-name="P17"><draw:custom-shape text:anchor-type="paragraph" draw:z-index="6" draw:name="Forme5" draw:style-name="gr5" svg:width="1.985cm" svg:height="0.927cm" svg:x="5.934cm" svg:y="0.2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3" draw:name="Forme4" draw:style-name="gr4" draw:text-style-name="P39" svg:width="2.514cm" svg:height="0.583cm" svg:x="2.321cm" svg:y="0.083cm"><draw:text-box><text:p>stock.txt</text:p></draw:text-box></draw:frame><draw:frame text:anchor-type="paragraph" draw:z-index="5" draw:name="Forme4" draw:style-name="gr4" draw:text-style-name="P39" svg:width="2.514cm" svg:height="0.583cm" svg:x="9.518cm" svg:y="0.085cm"><draw:text-box><text:p>stockbis.txt</text:p></draw:text-box></draw:frame></text:p>
      <text:p text:style-name="P17"/>
      <text:p text:style-name="P18">Ensuite, grâce à une commande <text:span text:style-name="T1">system(’’cp stockbis.txt stock.txt’’) ; </text:span></text:p>
      <text:p text:style-name="P18">le fichier stock.txt sera remplacé.</text:p>
      <text:p text:style-name="P18"/>
      <text:p text:style-name="P18">Si la demande est supérieure au stock restant <text:span text:style-name="T20">(600 articles commandés et 500 disponibles)</text:span>, voici quel sera l’état des fichiers :</text:p>
      <text:p text:style-name="P18"/>
      <text:p text:style-name="P18"><draw:frame text:anchor-type="paragraph" draw:z-index="7" draw:name="Forme3" draw:style-name="gr3" draw:text-style-name="P39" svg:width="3.982cm" svg:height="3.587cm" svg:x="1.118cm" svg:y="0.459cm"><draw:text-box><text:p><text:span text:style-name="T26">123548796 </text:span><text:span text:style-name="T26">100</text:span></text:p><text:p><text:span text:style-name="T26">132547896 </text:span><text:span text:style-name="T26">1000</text:span></text:p><text:p><text:span text:style-name="T27">132658974 </text:span><text:span text:style-name="T27">500</text:span></text:p><text:p><text:span text:style-name="T26">132569874 </text:span><text:span text:style-name="T26">850</text:span></text:p><text:p><text:span text:style-name="T26"/></text:p></draw:text-box></draw:frame><draw:frame text:anchor-type="paragraph" draw:z-index="8" draw:name="Forme4" draw:style-name="gr4" draw:text-style-name="P39" svg:width="2.514cm" svg:height="0.583cm" svg:x="1.884cm" svg:y="4.223cm"><draw:text-box><text:p>stock.txt</text:p></draw:text-box></draw:frame><draw:frame text:anchor-type="paragraph" draw:z-index="9" draw:name="Forme3" draw:style-name="gr3" draw:text-style-name="P39" svg:width="3.982cm" svg:height="3.587cm" svg:x="8.5cm" svg:y="0.321cm"><draw:text-box><text:p><text:span text:style-name="T26">123548796 </text:span><text:span text:style-name="T26">100</text:span></text:p><text:p><text:span text:style-name="T26">132547896 </text:span><text:span text:style-name="T26">1000</text:span></text:p><text:p><text:span text:style-name="T27">132658974 0</text:span></text:p><text:p><text:span text:style-name="T26">132569874 </text:span><text:span text:style-name="T26">850</text:span></text:p><text:p><text:span text:style-name="T26"/></text:p></draw:text-box></draw:frame><draw:frame text:anchor-type="paragraph" draw:z-index="10" draw:name="Forme4" draw:style-name="gr4" draw:text-style-name="P39" svg:width="2.514cm" svg:height="0.583cm" svg:x="9.121cm" svg:y="4.173cm"><draw:text-box><text:p>stockbis.txt</text:p></draw:text-box></draw:frame><draw:custom-shape text:anchor-type="paragraph" draw:z-index="11" draw:name="Forme5" draw:style-name="gr5" svg:width="1.985cm" svg:height="0.927cm" svg:x="5.84cm" svg:y="1.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name="Forme3" draw:style-name="gr3" draw:text-style-name="P39" svg:width="3.982cm" svg:height="3.587cm" svg:x="3.671cm" svg:y="6.579cm"><draw:text-box><text:p><text:span text:style-name="T27">132658974</text:span></text:p><text:p><text:span text:style-name="T26"/></text:p></draw:text-box></draw:frame><draw:frame text:anchor-type="paragraph" draw:z-index="13" draw:name="Forme4" draw:style-name="gr4" draw:text-style-name="P39" svg:width="2.514cm" svg:height="0.583cm" svg:x="4.676cm" svg:y="10.285cm"><draw:text-box><text:p>alertes.txt</text:p></draw:text-box></draw:frame><draw:custom-shape text:anchor-type="paragraph" draw:z-index="14" draw:name="Forme6" draw:style-name="gr6" svg:width="0.609cm" svg:height="1.615cm" svg:x="4.77cm" svg:y="4.7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Remarque : dans le cas ci dessus, la facturation au client sera impactée (commandés = 600, facturés=500)</text:p>
      <text:p text:style-name="P25"/>
      <text:list xml:id="list173843805177014" text:continue-numbering="true" text:style-name="L3">
        <text:list-item>
          <text:p text:style-name="P32">Approche plus difficile : <text:span text:style-name="T21">ne pas créer un deuxième fichier comme ci-dessus et agir directement dans le fichier stock.txt et modifier la quantité disponible.</text:span></text:p>
          <text:p text:style-name="P34">Pour cela, le fichier stock.txt sera ouvert en mode r+ (voir <text:a xlink:type="simple" xlink:href="https://openclassrooms.com/fr/courses/19980-apprenez-a-programmer-en-c/16421-lire-et-ecrire-dans-des-fichiers" text:style-name="Internet_20_link" text:visited-style-name="Visited_20_Internet_20_Link">https://openclassrooms.com/fr/courses/19980-apprenez-a-programmer-en-c/16421-lire-et-ecrire-dans-des-fichiers</text:a>). <text:span text:style-name="T25">Vous aurez besoin des fonctions rewind et fseek présentée dans le poly SDA1.</text:span></text:p>
        </text:list-item>
      </text:list>
      <text:p text:style-name="P19"/>
      <text:list xml:id="list173844917765686" text:continue-numbering="true" text:style-name="L3">
        <text:list-header>
          <text:p text:style-name="P32"/>
        </text:list-header>
      </text:list>
      <text:p text:style-name="P3"/>
      <text:p text:style-name="P21">EXTENSIONS possibles à ce TP :</text:p>
      <text:list xml:id="list1562565174" text:style-name="L4">
        <text:list-item>
          <text:p text:style-name="P35">Lorsqu’un même client (Mr DUPONT) a passé plusieurs commandes, créer un fichier txt supplémentaire nommé <text:span text:style-name="T23">facturesDUPONT.txt qui est un récapitulatif de</text:span> toutes ses factures (c’est à dire dans lequel on retrouvera <text:span text:style-name="T23">chaque </text:span>montant de ses factures individuelles et le montant total <text:span text:style-name="T23">et final </text:span>de ce<text:span text:style-name="T23">lles</text:span>-ci)</text:p>
        </text:list-item>
        <text:list-item>
          <text:p text:style-name="P36">votre exécutable doit pouvoir recevoir des consignes de réapprovisionnement de stock.</text:p>
          <text:p text:style-name="P36"><text:s/>Il est possible dorénavant que le programme qui dépose les commandes dans le répertoire commandes, puisse modifier le fichier stock en lançant la commande suivante :</text:p>
          <text:p text:style-name="P36"><draw:frame text:anchor-type="paragraph" draw:z-index="16" draw:name="Forme4" draw:style-name="gr4" draw:text-style-name="P39" svg:width="2.514cm" svg:height="0.583cm" svg:x="5.893cm" svg:y="5.087cm"><draw:text-box><text:p>stock.txt</text:p></draw:text-box></draw:frame><draw:frame text:anchor-type="paragraph" draw:z-index="15" draw:name="Forme3" draw:style-name="gr3" draw:text-style-name="P39" svg:width="3.982cm" svg:height="3.587cm" svg:x="5.075cm" svg:y="1.418cm"><draw:text-box><text:p><text:span text:style-name="T26">123548796 </text:span><text:span text:style-name="T26">100</text:span></text:p><text:p><text:span text:style-name="T26">132547896 </text:span><text:span text:style-name="T26">1000</text:span></text:p><text:p><text:span text:style-name="T27">132658974 </text:span><text:span text:style-name="T27">2000</text:span></text:p><text:p><text:span text:style-name="T26">132569874 </text:span><text:span text:style-name="T26">850</text:span></text:p><text:p><text:span text:style-name="T26"/></text:p></draw:text-box></draw:frame>$./tp10 -<text:span text:style-name="T24">s 132658974 2000</text:span></text:p>
          <text:p text:style-name="P37">Le fichier stock.txt deviendrait :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et la référence 132658974 disparaîtra du fichier alertes.tx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09:58.243388449</meta:creation-date>
    <dc:date>2020-03-29T17:38:43.401648732</dc:date>
    <meta:editing-duration>PT3H55M4S</meta:editing-duration>
    <meta:editing-cycles>30</meta:editing-cycles>
    <meta:generator>LibreOffice/6.0.7.3$Linux_X86_64 LibreOffice_project/00m0$Build-3</meta:generator>
    <meta:print-date>2019-03-19T19:50:20.614009774</meta:print-date>
    <meta:document-statistic meta:table-count="0" meta:image-count="0" meta:object-count="0" meta:page-count="4" meta:paragraph-count="46" meta:word-count="832" meta:character-count="5340" meta:non-whitespace-character-count="4537"/>
  </office:meta>
</office:document-meta>
</file>